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Light" svg:font-family="'DejaVu Sans Light'" style:font-family-generic="swiss"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text-properties officeooo:paragraph-rsid="0009e948"/>
    </style:style>
    <style:style style:name="P2" style:family="paragraph" style:parent-style-name="Text_20_body">
      <style:text-properties officeooo:rsid="000c3d37" officeooo:paragraph-rsid="000c3d37"/>
    </style:style>
    <style:style style:name="P3" style:family="paragraph" style:parent-style-name="Text_20_body">
      <style:text-properties officeooo:rsid="0014a9b8" officeooo:paragraph-rsid="0014a9b8"/>
    </style:style>
    <style:style style:name="P4" style:family="paragraph" style:parent-style-name="Text_20_body">
      <style:text-properties officeooo:rsid="0014fa2a" officeooo:paragraph-rsid="0014fa2a"/>
    </style:style>
    <style:style style:name="P5" style:family="paragraph" style:parent-style-name="Text_20_body">
      <style:text-properties officeooo:rsid="0014fa2a" officeooo:paragraph-rsid="00198c79"/>
    </style:style>
    <style:style style:name="P6" style:family="paragraph" style:parent-style-name="Text_20_body">
      <style:text-properties officeooo:rsid="0015fe0d" officeooo:paragraph-rsid="0015fe0d"/>
    </style:style>
    <style:style style:name="P7" style:family="paragraph" style:parent-style-name="Text_20_body">
      <style:text-properties officeooo:paragraph-rsid="0015fe0d"/>
    </style:style>
    <style:style style:name="P8" style:family="paragraph" style:parent-style-name="Text_20_body">
      <style:text-properties officeooo:paragraph-rsid="001811be"/>
    </style:style>
    <style:style style:name="P9" style:family="paragraph" style:parent-style-name="Text_20_body">
      <style:text-properties officeooo:rsid="00198c79" officeooo:paragraph-rsid="00198c79"/>
    </style:style>
    <style:style style:name="P10" style:family="paragraph" style:parent-style-name="Text_20_body">
      <style:text-properties officeooo:rsid="00198c79" officeooo:paragraph-rsid="001b4586"/>
    </style:style>
    <style:style style:name="P11" style:family="paragraph" style:parent-style-name="Text_20_body">
      <style:text-properties fo:font-size="8pt" officeooo:rsid="00198c79" officeooo:paragraph-rsid="00198c79" style:font-size-asian="8pt" style:font-size-complex="8pt"/>
    </style:style>
    <style:style style:name="P12" style:family="paragraph" style:parent-style-name="Heading_20_1">
      <style:text-properties officeooo:rsid="0016bd68" officeooo:paragraph-rsid="0016bd68"/>
    </style:style>
    <style:style style:name="P13" style:family="paragraph" style:parent-style-name="Heading_20_2">
      <style:text-properties officeooo:rsid="0014a9b8" officeooo:paragraph-rsid="0014a9b8"/>
    </style:style>
    <style:style style:name="P14" style:family="paragraph" style:parent-style-name="Heading_20_2">
      <style:text-properties officeooo:rsid="0014fa2a" officeooo:paragraph-rsid="0014fa2a"/>
    </style:style>
    <style:style style:name="P15" style:family="paragraph" style:parent-style-name="Heading_20_2">
      <style:text-properties officeooo:rsid="001811be" officeooo:paragraph-rsid="001811be"/>
    </style:style>
    <style:style style:name="P16" style:family="paragraph" style:parent-style-name="Heading_20_2">
      <style:text-properties officeooo:rsid="0009e948" officeooo:paragraph-rsid="0009e948"/>
    </style:style>
    <style:style style:name="P17" style:family="paragraph" style:parent-style-name="Heading_20_3">
      <style:text-properties officeooo:rsid="0015fe0d" officeooo:paragraph-rsid="0015fe0d"/>
    </style:style>
    <style:style style:name="P18" style:family="paragraph" style:parent-style-name="Heading_20_3">
      <style:text-properties officeooo:rsid="0009e948" officeooo:paragraph-rsid="0009e948"/>
    </style:style>
    <style:style style:name="P19" style:family="paragraph" style:parent-style-name="Heading_20_4">
      <style:text-properties officeooo:paragraph-rsid="000a8de9"/>
    </style:style>
    <style:style style:name="P20" style:family="paragraph" style:parent-style-name="Text_20_body" style:list-style-name="L1">
      <style:text-properties officeooo:rsid="001c74ac" officeooo:paragraph-rsid="001c74ac"/>
    </style:style>
    <style:style style:name="P21" style:family="paragraph" style:parent-style-name="Text_20_body">
      <style:text-properties fo:font-style="normal" officeooo:rsid="00133ee0" officeooo:paragraph-rsid="00133ee0" style:font-style-asian="normal" style:font-style-complex="normal"/>
    </style:style>
    <style:style style:name="P22" style:family="paragraph" style:parent-style-name="Text_20_body" style:list-style-name="L3">
      <style:text-properties fo:font-style="normal" officeooo:rsid="00133ee0" officeooo:paragraph-rsid="00133ee0" style:font-style-asian="normal" style:font-style-complex="normal"/>
    </style:style>
    <style:style style:name="P23" style:family="paragraph" style:parent-style-name="Text_20_body" style:list-style-name="L4">
      <style:text-properties officeooo:paragraph-rsid="000a8de9"/>
    </style:style>
    <style:style style:name="P24" style:family="paragraph" style:parent-style-name="Text_20_body" style:list-style-name="L5">
      <style:text-properties officeooo:rsid="000b179e" officeooo:paragraph-rsid="000b179e"/>
    </style:style>
    <style:style style:name="P25" style:family="paragraph" style:parent-style-name="Text_20_body" style:list-style-name="L5">
      <style:text-properties officeooo:rsid="000c3d37" officeooo:paragraph-rsid="000c3d37"/>
    </style:style>
    <style:style style:name="P26" style:family="paragraph" style:parent-style-name="Text_20_body" style:list-style-name="L1">
      <style:text-properties officeooo:rsid="001d9a9f" officeooo:paragraph-rsid="001d9a9f"/>
    </style:style>
    <style:style style:name="P27" style:family="paragraph" style:parent-style-name="Text_20_body">
      <style:text-properties officeooo:rsid="001b4586" officeooo:paragraph-rsid="001d9a9f"/>
    </style:style>
    <style:style style:name="P28" style:family="paragraph" style:parent-style-name="Text_20_body">
      <style:text-properties officeooo:paragraph-rsid="001a2260"/>
    </style:style>
    <style:style style:name="P29" style:family="paragraph" style:parent-style-name="Text_20_body">
      <style:text-properties officeooo:paragraph-rsid="001e7c4a"/>
    </style:style>
    <style:style style:name="P30" style:family="paragraph" style:parent-style-name="Text_20_body" style:list-style-name="L6">
      <style:text-properties officeooo:paragraph-rsid="001e7c4a"/>
    </style:style>
    <style:style style:name="P31" style:family="paragraph" style:parent-style-name="Text_20_body">
      <style:text-properties officeooo:rsid="00297ea0" officeooo:paragraph-rsid="00297ea0"/>
    </style:style>
    <style:style style:name="P32" style:family="paragraph" style:parent-style-name="Text_20_body">
      <style:text-properties officeooo:paragraph-rsid="00297ea0"/>
    </style:style>
    <style:style style:name="T1" style:family="text">
      <style:text-properties officeooo:rsid="000a8de9"/>
    </style:style>
    <style:style style:name="T2" style:family="text">
      <style:text-properties officeooo:rsid="0011ab7d"/>
    </style:style>
    <style:style style:name="T3" style:family="text">
      <style:text-properties officeooo:rsid="00133ee0"/>
    </style:style>
    <style:style style:name="T4" style:family="text">
      <style:text-properties fo:font-style="italic" officeooo:rsid="00133ee0" style:font-style-asian="italic" style:font-style-complex="italic"/>
    </style:style>
    <style:style style:name="T5" style:family="text">
      <style:text-properties fo:font-style="italic" officeooo:rsid="0014fa2a" style:font-style-asian="italic" style:font-style-complex="italic"/>
    </style:style>
    <style:style style:name="T6" style:family="text">
      <style:text-properties fo:font-style="italic" officeooo:rsid="001e7c4a" style:font-style-asian="italic" style:font-style-complex="italic"/>
    </style:style>
    <style:style style:name="T7" style:family="text">
      <style:text-properties fo:font-style="italic" officeooo:rsid="00198c79" style:font-style-asian="italic" style:font-style-complex="italic"/>
    </style:style>
    <style:style style:name="T8" style:family="text">
      <style:text-properties fo:font-style="normal" officeooo:rsid="00133ee0" style:font-style-asian="normal" style:font-style-complex="normal"/>
    </style:style>
    <style:style style:name="T9" style:family="text">
      <style:text-properties officeooo:rsid="0014fa2a"/>
    </style:style>
    <style:style style:name="T10" style:family="text">
      <style:text-properties officeooo:rsid="0015fe0d"/>
    </style:style>
    <style:style style:name="T11" style:family="text">
      <style:text-properties officeooo:rsid="0016bd68"/>
    </style:style>
    <style:style style:name="T12" style:family="text">
      <style:text-properties officeooo:rsid="00194826"/>
    </style:style>
    <style:style style:name="T13" style:family="text">
      <style:text-properties officeooo:rsid="00198c79"/>
    </style:style>
    <style:style style:name="T14" style:family="text">
      <style:text-properties officeooo:rsid="001a2260"/>
    </style:style>
    <style:style style:name="T15" style:family="text">
      <style:text-properties officeooo:rsid="001b4586"/>
    </style:style>
    <style:style style:name="T16" style:family="text">
      <style:text-properties fo:font-size="8pt" style:font-size-asian="8pt" style:font-size-complex="8pt"/>
    </style:style>
    <style:style style:name="T17" style:family="text">
      <style:text-properties fo:font-size="8pt" fo:font-style="italic" style:font-size-asian="8pt" style:font-style-asian="italic" style:font-size-complex="8pt" style:font-style-complex="italic"/>
    </style:style>
    <style:style style:name="T18" style:family="text">
      <style:text-properties officeooo:rsid="001c1443"/>
    </style:style>
    <style:style style:name="T19" style:family="text">
      <style:text-properties officeooo:rsid="001c5392"/>
    </style:style>
    <style:style style:name="T20" style:family="text">
      <style:text-properties officeooo:rsid="001c806e"/>
    </style:style>
    <style:style style:name="T21" style:family="text">
      <style:text-properties officeooo:rsid="001d1aa6"/>
    </style:style>
    <style:style style:name="T22" style:family="text">
      <style:text-properties officeooo:rsid="001d9a9f"/>
    </style:style>
    <style:style style:name="T23" style:family="text">
      <style:text-properties officeooo:rsid="001e2c78"/>
    </style:style>
    <style:style style:name="T24" style:family="text">
      <style:text-properties officeooo:rsid="001e7c4a"/>
    </style:style>
    <style:style style:name="T25" style:family="text">
      <style:text-properties officeooo:rsid="001f87e4"/>
    </style:style>
    <style:style style:name="T26" style:family="text">
      <style:text-properties officeooo:rsid="001ff523"/>
    </style:style>
    <style:style style:name="T27" style:family="text">
      <style:text-properties officeooo:rsid="002191ec"/>
    </style:style>
    <style:style style:name="T28" style:family="text">
      <style:text-properties officeooo:rsid="002384a5"/>
    </style:style>
    <style:style style:name="T29" style:family="text">
      <style:text-properties officeooo:rsid="00265f54"/>
    </style:style>
    <style:style style:name="T30" style:family="text">
      <style:text-properties officeooo:rsid="0028145a"/>
    </style:style>
    <style:style style:name="T31" style:family="text">
      <style:text-properties officeooo:rsid="00297ea0"/>
    </style:style>
    <style:style style:name="T32" style:family="text">
      <style:text-properties fo:color="#cccccc" loext:opacity="100%" style:font-name="Droid Sans Mono" fo:font-size="10.5pt" fo:font-weight="normal" fo:background-color="#1f1f1f" loext:char-shading-value="0"/>
    </style:style>
    <style:style style:name="T33" style:family="text">
      <style:text-properties fo:color="#ce9178" loext:opacity="100%" style:font-name="Droid Sans Mono" fo:font-size="10.5pt" fo:font-weight="normal" fo:background-color="#1f1f1f" loext:char-shading-value="0"/>
    </style:style>
    <style:style style:name="T34" style:family="text">
      <style:text-properties fo:color="#9cdcfe" loext:opacity="100%" style:font-name="Droid Sans Mono" fo:font-size="10.5pt" fo:font-weight="normal" fo:background-color="#1f1f1f" loext:char-shading-value="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FS <text:span text:style-name="T13">x86 </text:span><text:span text:style-name="T11">projects</text:span></text:p>
      <text:h text:style-name="P12" text:outline-level="1">Projects objectives</text:h>
      <text:h text:style-name="Heading_20_2" text:outline-level="2">KFS-1</text:h>
      <text:p text:style-name="P3">Th<text:span text:style-name="T9">e objective of KFS-1 is to write a bootable kernel that handles a mini VGA driver </text:span><text:span text:style-name="T13">and so displays some text on the screen.</text:span></text:p>
      <text:h text:style-name="P13" text:outline-level="2">KFS-1</text:h>
      <text:p text:style-name="P4"><text:span text:style-name="T13">Using the prerequisites of the last project, t</text:span>he <text:span text:style-name="T13">aim of KFS-2 is to split the memory in dedicated and protected areas called segment that will be used for particular purposes by the kernel and user processes.</text:span></text:p>
      <text:h text:style-name="P12" text:outline-level="1">Answering the problematic</text:h>
      <text:h text:style-name="P14" text:outline-level="2">KFS-1</text:h>
      <text:p text:style-name="P4">We write code that we want to be executed. Remember that you are ring 0, so no abstract layers and libraries are available. (like memory allocation and so on...)</text:p>
      <text:p text:style-name="P5">Our code must be compiled without any dependencies <text:span text:style-name="T14">since no existing libraries h</text:span><text:span text:style-name="T15">e</text:span><text:span text:style-name="T14">ader and code s running nor stored on our machine</text:span>. </text:p>
      <text:p text:style-name="P5">To make a kernel bootable, we must respect some <text:span text:style-name="T13">approved</text:span> rules. The signatu<text:span text:style-name="T13">r</text:span>e of the kernel, which will allow th<text:span text:style-name="T13">e</text:span> boo<text:span text:style-name="T14">tl</text:span>oader (GRUB here) to detect <text:span text:style-name="T15">our </text:span>binary as a kernel is called the multiboot header.</text:p>
      <text:p text:style-name="P10"><text:span text:style-name="T15">W</text:span>e wr<text:span text:style-name="T15">i</text:span>te sources and linker file to perform the requested task. An ASM file let us define a special section called the multiboot section, that contains particular value<text:span text:style-name="T18">s</text:span> used by the bootloader at load time to bootstrap the kernel <text:span text:style-name="T19">(A checksum, memory map request, requested physical address for loading the kernel code segment, etc...)</text:span>. It allows the kernel to be recognize as it is, but it will also ask the bootloader some informations, the multiboot header can hold various requests. </text:p>
      <text:list xml:id="list3173984934" text:style-name="L1">
        <text:list-item>
          <text:p text:style-name="P20">For that we write an ASM file in which we add a multiboot header in a dedicated section. Since we write our kernel in C, we also need to create a space in memory for a stack to be used <text:span text:style-name="T22">b</text:span>y our C function<text:span text:style-name="T22">s</text:span>. For that <text:span text:style-name="T20">we declare 2 symbol</text:span><text:span text:style-name="T21">s </text:span><text:span text:style-name="T20">spaced by the size in byte we want for our stack, and we load the address of the </text:span><text:span text:style-name="T21">upp</text:span><text:span text:style-name="T22">ermost</text:span><text:span text:style-name="T20"> symbol in the stack pointer register (</text:span><text:span text:style-name="T21">t</text:span><text:span text:style-name="T20">he stack grow</text:span><text:span text:style-name="T22">s</text:span><text:span text:style-name="T20"> down</text:span><text:span text:style-name="T21">ward</text:span><text:span text:style-name="T20">). </text:span></text:p>
        </text:list-item>
        <text:list-item>
          <text:p text:style-name="P26">In the C files, we use the I/O port address to locate with the controller registers of the screen on the I/O bus, here the VGA controller. Those addresses are <text:span text:style-name="T24">assigned and</text:span> resolved by the BIOS at power off. The components being integrated in the motherboard, these addresses do not change. Once we know the address and location of the registers, we can use them to control and communicate the HW using the control and data registers. For the cursor for <text:soft-page-break/>example. We know the address of the VGA buffer. The buffer is made of 50x80 short. The lower byte being for the ASCII character and the uppermost byte being for the font and background color.</text:p>
        </text:list-item>
      </text:list>
      <text:p text:style-name="P27">But the multiboot header has to be located in the first 8Ko of the final executable to ensure being read by GRUB. For that, we write a linker script that will order the sections in the file segments to make sure that the multiboot section that contains the multiboot header is at the beginning of the file.</text:p>
      <text:list xml:id="list152534766827263" text:continue-numbering="true" text:style-name="L1">
        <text:list-item>
          <text:p text:style-name="P26">Our mini VGA driver being done, and all prerequisites for the kernel being written, we must link our sources together. For th<text:span text:style-name="T26">at we write the linker and put in that we want the multiboot section being the first in the text segment. That sections should be aligned on 4K, </text:span><text:span text:style-name="T27">we also say that we want </text:span><text:span text:style-name="T28">our sections </text:span><text:span text:style-name="T27">to be place at an offset of 2Mo </text:span><text:span text:style-name="T29">(To let space for bootloader it self and other stuff apparently)</text:span><text:span text:style-name="T27">. A</text:span><text:span text:style-name="T26">nd of course we specify our entry point, here the _start function.</text:span></text:p>
        </text:list-item>
      </text:list>
      <text:p text:style-name="P31">Once the executable is created, we build an image of it containing grub. For that we used :</text:p>
      <text:p text:style-name="P32"><text:span text:style-name="T31">$&gt; </text:span><text:span text:style-name="T32">grub-mkrescue -o </text:span><text:span text:style-name="T33">$(</text:span><text:span text:style-name="T34">OS_IMAGE_NAME</text:span><text:span text:style-name="T33">)</text:span><text:span text:style-name="T32"> </text:span><text:span text:style-name="T33">$(</text:span><text:span text:style-name="T34">ISO_DIR</text:span><text:span text:style-name="T33">)</text:span><text:span text:style-name="T32"> --compress=gz</text:span></text:p>
      <text:p text:style-name="P31">instead of recompiling GRUB, which is annoying really. But be careful, this command will take parts of GRUB present in your current system, so do it on a x86 platform..</text:p>
      <text:p text:style-name="P31">You’re done, you can now test it with qemu.</text:p>
      <text:p text:style-name="P28"><text:span text:style-name="T5">NOTE: <text:s/>The GRUB bootloader interprets ELF format</text:span><text:span text:style-name="T9"> <text:s/></text:span></text:p>
      <text:p text:style-name="P29"><text:span text:style-name="T7">Refs</text:span><text:span text:style-name="T13"> : <text:s/></text:span></text:p>
      <text:list xml:id="list3498683799" text:style-name="L6">
        <text:list-item>
          <text:p text:style-name="P30"><text:a xlink:type="simple" xlink:href="https://www.gnu.org/software/grub/manual/multiboot/html_node/OS-image-format.html#OS-image-format" text:style-name="Internet_20_link" text:visited-style-name="Visited_20_Internet_20_Link"><text:span text:style-name="T7">multiboot documentation</text:span></text:a><text:span text:style-name="T13"> <text:s/></text:span></text:p>
        </text:list-item>
        <text:list-item>
          <text:p text:style-name="P30"><text:a xlink:type="simple" xlink:href="https://wiki.osdev.org/Bare_Bones" text:style-name="Internet_20_link" text:visited-style-name="Visited_20_Internet_20_Link"><text:span text:style-name="T23">OSdev bare bones</text:span></text:a><text:span text:style-name="T5"> (Compile C in ASM, Assemble ASM to object code, Link object code to ELF binary) </text:span></text:p>
        </text:list-item>
        <text:list-item>
          <text:p text:style-name="P30"><text:a xlink:type="simple" xlink:href="https://c9x.me/x86/html/file_module_x86_id_139.html" text:style-name="Internet_20_link" text:visited-style-name="Visited_20_Internet_20_Link"><text:span text:style-name="T6">IN instruction</text:span></text:a> </text:p>
        </text:list-item>
        <text:list-item>
          <text:p text:style-name="P30"><text:a xlink:type="simple" xlink:href="https://wiki.osdev.org/I/O_Ports" text:style-name="Internet_20_link" text:visited-style-name="Visited_20_Internet_20_Link"><text:span text:style-name="T24">I/O Ports</text:span></text:a> <text:a xlink:type="simple" xlink:href="https://semalt.com/fr/qa/io-range.htm" text:style-name="Internet_20_link" text:visited-style-name="Visited_20_Internet_20_Link"><text:span text:style-name="T25">I/O range</text:span></text:a> <text:a xlink:type="simple" xlink:href="https://stackoverflow.com/questions/23888520/what-is-i-o-port-i-o-port-address-is-that-address-a-part-of-ram" text:style-name="Internet_20_link" text:visited-style-name="Visited_20_Internet_20_Link"><text:span text:style-name="T25">I/O port address</text:span></text:a> <text:a xlink:type="simple" xlink:href="https://www.pcmag.com/encyclopedia/term/pc-io-addressing" text:style-name="Internet_20_link" text:visited-style-name="Visited_20_Internet_20_Link"><text:span text:style-name="T25">I/O port addresses</text:span></text:a></text:p>
        </text:list-item>
        <text:list-item>
          <text:p text:style-name="P30"><text:a xlink:type="simple" xlink:href="https://mcyoung.xyz/2021/06/01/linker-script/" text:style-name="Internet_20_link" text:visited-style-name="Visited_20_Internet_20_Link"><text:span text:style-name="T30">Linker script</text:span></text:a></text:p>
        </text:list-item>
      </text:list>
      <text:h text:style-name="P14" text:outline-level="2">KFS-2</text:h>
      <text:p text:style-name="P11">In KFS-1, we wrote sources and linker file to perform the requested task. An ASM file let us define a special section called the multiboot section, that contains particular valued used by the bootloader at load time to bootstrap the kernel. It allows the kernel to be recognize as it is, but it will also ask the bootloader some informations, the multiboot header can hold various requests. </text:p>
      <text:p text:style-name="P9"><text:span text:style-name="T17">Refs</text:span><text:span text:style-name="T16"> : <text:s/></text:span><text:a xlink:type="simple" xlink:href="https://www.gnu.org/software/grub/manual/multiboot/html_node/OS-image-format.html#OS-image-format" text:style-name="Internet_20_link" text:visited-style-name="Visited_20_Internet_20_Link"><text:span text:style-name="T17">multiboot documentation</text:span></text:a><text:span text:style-name="T16"> </text:span></text:p>
      <text:h text:style-name="Heading_20_1" text:outline-level="1">Documentation</text:h>
      <text:h text:style-name="P15" text:outline-level="2">Basics : !! <text:span text:style-name="T12">REWORD!!</text:span></text:h>
      <text:p text:style-name="P8">Bootloader: A kernel / OS is loaded in memory by the bootloader. The bootloader is a piece of binary software that is located at a known by the BIOS position on the disk, and which will be loaded first. Its main role is to locate the kernel on disk , and load it into memory at the desired place, then to "disappear". It has other functions like <text:soft-page-break/>checking HW drivers and stuff for OS compatibility, etc... In our case, we will use the GRUB bootloader that understand the ELF binary format, and will load specific program headers or segments according the the binary format and content. But it also understand raw binary.</text:p>
      <text:p text:style-name="P8">MBR: The bootloader used to be located on the Master Boot Record (MBR), which is the first adressable sector of the hard drive. The MBR contains the patrition table of the hard drive, and the boot strap routine that launches the OS (or a more recent bootloder). </text:p>
      <text:p text:style-name="P8">But the MBR is limited to 2,2 To disks and 4 partitions. A more recent techno is GPT (GUID Parition Table). </text:p>
      <text:p text:style-name="P8">The MBR used to be parsed and its routine executed by the BIOS ; now, the GPT is loaded by UEFI. GPT might handle more partitions and faster boots. </text:p>
      <text:p text:style-name="P8">Important thing to note is that GPT must be compatible with the MBR and the legacy BIOS, so the first logical bloc 0 must remains to the MBR, with the logical bloc 1 is used by GPT. To be continued...</text:p>
      <text:p text:style-name="P8">Multibooting &amp; Multiboot header: Multibooting is the ability of a single bootloader to load various kernel. For that, kernels need a multiboot header, which is a data structure in its image which provides infos to the Multiboot-compliant bootloaders (i.e GRUB), about how and where to load the kernel image.</text:p>
      <text:p text:style-name="P8">for example, Grub may provide the kernel with a memory map when it starts, but it would be a waste of time if the kernel does not require it. the Flags <text:s/>indication in the multiboot header is used to specify whether or not the kernel loaded expect a map. or oher infos, the magic number allows Grub to find the location of the multiboot header, <text:s/>it is the signature of the multiboot hdr.</text:p>
      <text:p text:style-name="P8"><text:tab/>Why and how to create a mutiboot hdr and data structure: https://www.gnu.org/software/grub/manual/multiboot/html_node/OS-image-format.html#OS-image-format <text:s text:c="2"/></text:p>
      <text:p text:style-name="P8">When a kernel is loaded, it does not have a stack (meaning that when C compiled code will manipulate addresses supposed to be above or relative to the program addresses, it might erase / step out the scope of PM (Physical memory), particularely since virtual memory is not used yet), <text:s/>netiher virtual memorynor other features that will be provided by the kernel itself to further sub processes/</text:p>
      <text:p text:style-name="P8">the bootloader, grub here, needs to know how to load the kernel :</text:p>
      <text:p text:style-name="P8"><text:tab/><text:tab/><text:tab/><text:tab/><text:tab/><text:tab/><text:tab/><text:tab/><text:tab/><text:tab/><text:tab/><text:tab/><text:tab/><text:tab/><text:tab/> <text:s/>- Where in PM to place the code. data. and other segments of the ELF</text:p>
      <text:p text:style-name="P8"><text:tab/><text:tab/><text:tab/><text:tab/><text:tab/><text:tab/><text:tab/><text:tab/><text:tab/><text:tab/><text:tab/><text:tab/><text:tab/><text:tab/><text:tab/> <text:s/>- What flags or protection to use / give to the kernal, etc...</text:p>
      <text:p text:style-name="P8"><text:tab/><text:tab/><text:tab/><text:tab/><text:tab/><text:tab/><text:tab/><text:tab/><text:tab/><text:tab/><text:tab/><text:tab/><text:tab/><text:tab/><text:tab/>. . .</text:p>
      <text:p text:style-name="P8">Multiboot has a standard which describes infos the bootloader will read to load the kernel . Values are in form o magic numbers and defined by the standard. Those values represent the multiboot header. Since Grub do parse ELF file format. it understands sections &amp; segments. <text:s/></text:p>
      <text:p text:style-name="P8"><text:soft-page-break/>a special section called .mutliboot that contains the multiboot header values will be placed in the in the first 8ko of the OS image file and must be aligned on 32bits / 4bytes. It is the multiboot header that mark the program has a kernel.</text:p>
      <text:p text:style-name="P8"/>
      <text:p text:style-name="P8">So kernal has 2 stages: low and high level. Low level will set up environnment, section to segment stack and set stack pointer to the start of the stack location and other hardware initalization. Then it will call the high level function that do execute what we want the kernel to do.</text:p>
      <text:p text:style-name="P8"/>
      <text:p text:style-name="P8">In low level kernel, memory management like paging and segmentation (which include Global descriptor table for segment addresses and stuffs ) , interruption tables to interract with hardware like keyborad or mouth, or global C++ constructors and other stuffs are done here.</text:p>
      <text:p text:style-name="P8">refs:</text:p>
      <text:p text:style-name="P8">https://wiki.osdev.org/Inline_Assembly</text:p>
      <text:p text:style-name="P8">https://wiki.osdev.org/Multiboot</text:p>
      <text:p text:style-name="P8">https://wiki.osdev.org/Bare_Bones</text:p>
      <text:p text:style-name="P8">https://blogs.bu.edu/md/2011/11/15/the-dark-art-of-linker-scripts/</text:p>
      <text:p text:style-name="P8"/>
      <text:p text:style-name="P8">https://dev.to/frosnerd/writing-my-own-vga-driver-22nn</text:p>
      <text:p text:style-name="P8">1. Communicate with the screen without BIOS interrupt:</text:p>
      <text:p text:style-name="P8">Using VGA standard to write on the screen, we need to write a small VGA driver.</text:p>
      <text:p text:style-name="P8"><text:tab/>a. Reading and writing cursor position: device port available at memory location 0x3d4 and 0x3d5. We must use port devices instruction in &amp; out.</text:p>
      <text:h text:style-name="Heading_20_2" text:outline-level="2">Memory management x86</text:h>
      <text:p text:style-name="P7">The memory mapping in x86 works with segments <text:span text:style-name="T10">(and optionally pagination too)</text:span>. Inside a binary file, content is organi<text:span text:style-name="T10">z</text:span>ed in segments too, with particular protection and access rights. <text:span text:style-name="T10">In a program file aspect, a</text:span> logical address is the address of instruction and data inside a binary file itself, offsets within the file and from a <text:span text:style-name="T10">program header</text:span>. But once <text:span text:style-name="T10">projected in memory, the upper part of the address is replaced by the address of the corresponding memory segment (code or data). </text:span>(<text:span text:style-name="T10">In 64bits segmentation is obsolete and the upper part of the address is a virtual page address, segment registers content is used for other purposes</text:span>).</text:p>
      <text:p text:style-name="P6">We have to understand how the logical and linear address spaces are used.</text:p>
      <text:h text:style-name="P17" text:outline-level="3">Logical addresses </text:h>
      <text:p text:style-name="P6">A logical address is composed of a segment selector (selector being a index in a table of descriptors, itself containing the base address of the segment) and an offset within this segment. At the file step, the logical address contains only an offset within the file or the file segment, in order to be completed at execution time to add the memory <text:soft-page-break/>segment address in which we want to store the data / instruction. The offset is important because it allows relative instructions / data accesses. </text:p>
      <text:p text:style-name="P6"/>
      <text:h text:style-name="P17" text:outline-level="3">Linear addresses</text:h>
      <text:p text:style-name="P6">Without pagination, which add another level of abstraction between virtual and physical memory, the linear address space is equivalent of the physical address space. (And so without pagination, virtual address space can not exceed the physical memory space)</text:p>
      <text:p text:style-name="Text_20_body">A linear address is the address of the symbol in memory. And the con<text:span text:style-name="T10">s</text:span>truction of this address is a full process itself.</text:p>
      <text:p text:style-name="Text_20_body">To allow a program to be <text:span text:style-name="T10">placed</text:span> in memory, and passing from logical addresses to linear ad<text:span text:style-name="T10">d</text:span>resses, the kernel has to know the base address of each segments, maintain tables and structures of the virtual to phys<text:span text:style-name="T10">i</text:span>cal memory mapping and also to which belongs a </text:p>
      <text:p text:style-name="Questions">TO FINISH</text:p>
      <text:h text:style-name="P16" text:outline-level="2">Principle of segmentation</text:h>
      <text:h text:style-name="Heading_20_3" text:outline-level="3">Segments</text:h>
      <text:h text:style-name="P18" text:outline-level="3">Segments descriptor</text:h>
      <text:h text:style-name="P18" text:outline-level="3">Segments selector</text:h>
      <text:h text:style-name="P18" text:outline-level="3">Segment registers</text:h>
      <text:h text:style-name="P18" text:outline-level="3">Pagination and segmentation</text:h>
      <text:h text:style-name="P18" text:outline-level="3">GDT</text:h>
      <text:h text:style-name="P18" text:outline-level="3">LDT</text:h>
      <text:h text:style-name="P18" text:outline-level="3">IDT</text:h>
      <text:h text:style-name="P18" text:outline-level="3">TSS</text:h>
      <text:p text:style-name="Text_20_body">To <text:span text:style-name="T3">allow multitasking, </text:span><text:span text:style-name="T4">80386</text:span><text:span text:style-name="T8"> set up multiple data structures. However no special instructions are used ; instead, the system act differently according to the data structure handled. </text:span></text:p>
      <text:p text:style-name="P21">The data structures and registers responsible for supporting multitasking are:</text:p>
      <text:list xml:id="list3427406857" text:style-name="L3">
        <text:list-item>
          <text:p text:style-name="P22">Task state segment (TSS)</text:p>
        </text:list-item>
        <text:list-item>
          <text:p text:style-name="P22">Task state segment Descriptor</text:p>
        </text:list-item>
        <text:list-item>
          <text:p text:style-name="P22">Task registers</text:p>
        </text:list-item>
        <text:list-item>
          <text:p text:style-name="P22">Task gate descriptor.</text:p>
        </text:list-item>
      </text:list>
      <text:p text:style-name="P21"/>
      <text:p text:style-name="P21"><text:soft-page-break/></text:p>
      <text:h text:style-name="P16" text:outline-level="2">Control registers</text:h>
      <text:h text:style-name="Heading_20_3" text:outline-level="3">GDTRegister</text:h>
      <text:h text:style-name="P18" text:outline-level="3">LDTRegister</text:h>
      <text:h text:style-name="P18" text:outline-level="3">IDTRegister</text:h>
      <text:h text:style-name="P16" text:outline-level="2">In practical</text:h>
      <text:h text:style-name="P18" text:outline-level="3"><text:span text:style-name="T2">Setting up a</text:span> GDT</text:h>
      <text:h text:style-name="Heading_20_4" text:outline-level="4"><text:bookmark text:name="What_to_Put_In_a_GDT"/>What to Put In a GDT</text:h>
      <text:list xml:id="list3709323888" text:style-name="L4">
        <text:list-item>
          <text:p text:style-name="P23"><text:bookmark text:name="SYSENTER_/_SYSEXIT"/>SYSENTER / SYSEXIT</text:p>
        </text:list-item>
      </text:list>
      <text:h text:style-name="P19" text:outline-level="4"><text:span text:style-name="T1">H</text:span><text:bookmark text:name="How_to_Set_Up_The_GDT"/>ow to Set Up The GD<text:span text:style-name="T1">T</text:span></text:h>
      <text:list xml:id="list2812643960" text:style-name="L5">
        <text:list-item>
          <text:p text:style-name="P24">Disable Interrupts</text:p>
        </text:list-item>
        <text:list-item>
          <text:p text:style-name="P24">Filling the tables</text:p>
        </text:list-item>
        <text:list-item>
          <text:p text:style-name="P25">Advising the CPU about its location</text:p>
        </text:list-item>
        <text:list-item>
          <text:p text:style-name="P25">Real mode</text:p>
        </text:list-item>
      </text:list>
      <text:p text:style-name="P2"><text:span text:style-name="Teletype">GDT</text:span> and <text:span text:style-name="Teletype">GDT_end</text:span> are assumed to be symbols in the current data segment. </text:p>
      <text:h text:style-name="P18" text:outline-level="3"><text:span text:style-name="T2">Setting up an </text:span>LDT</text:h>
      <text:h text:style-name="P18" text:outline-level="3"><text:span text:style-name="T2">Setting up an</text:span> IDT</text:h>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Light" svg:font-family="'DejaVu Sans Light'" style:font-family-generic="swiss"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DejaVu Sans Light" fo:font-family="'DejaVu Sans Light'" style:font-family-generic="swiss" style:font-pitch="variable" fo:font-size="11pt" officeooo:rsid="000f9327" style:font-size-asian="11pt" style:font-size-complex="11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color="#2a6099" loext:opacity="100%" style:font-name="DejaVu Sans Light" fo:font-family="'DejaVu Sans Light'" style:font-family-generic="swiss" style:font-pitch="variable" fo:font-size="28pt" fo:font-weight="bold" officeooo:rsid="0007ebfb"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2a6099" loext:opacity="100%" style:font-name="DejaVu Sans Light" fo:font-family="'DejaVu Sans Light'" style:font-family-generic="swiss" style:font-pitch="variable" fo:font-size="18pt" fo:font-weight="normal" officeooo:rsid="0007ebfb" style:font-size-asian="18pt" style:font-weight-asian="normal" style:font-size-complex="18pt"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2a6099" loext:opacity="100%" style:font-name="DejaVu Sans Light" fo:font-family="'DejaVu Sans Light'" style:font-family-generic="swiss" style:font-pitch="variable" fo:font-size="16pt" fo:font-weight="normal" officeooo:rsid="0009e948" style:font-size-asian="16pt" style:font-weight-asian="normal" style:font-size-complex="16pt"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2a6099" loext:opacity="100%" style:font-name="DejaVu Sans Light" fo:font-family="'DejaVu Sans Light'" style:font-family-generic="swiss" style:font-pitch="variable" fo:font-size="12pt" fo:font-weight="bold" officeooo:rsid="0009e948"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2a6099" loext:opacity="100%" style:font-name="DejaVu Sans Light" fo:font-family="'DejaVu Sans Light'" style:font-family-generic="swiss" style:font-pitch="variable" fo:font-size="12pt" fo:font-style="italic" fo:font-weight="normal" style:font-size-asian="12pt" style:font-style-asian="italic" style:font-weight-asian="normal" style:font-size-complex="12pt"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Questions" style:family="paragraph" style:parent-style-name="Text_20_body">
      <style:text-properties fo:color="#ff0000" loext:opacity="100%" fo:font-size="12pt" fo:font-style="italic" officeooo:rsid="0015fe0d" style:font-size-asian="12pt" style:font-style-asian="italic" style:font-size-complex="12pt"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text:style-name="Numbering_20_Symbols" loext:num-list-format="%1%." style:num-suffix="." style:num-format="I">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fo:text-indent="0.2in"/>
        </style:list-level-properties>
      </text:outline-level-style>
      <text:outline-level-style text:level="3" text:style-name="Numbering_20_Symbols" loext:num-list-format="%1%.%2%.%3%." style:num-suffix="." style:num-format="A" text:display-levels="3">
        <style:list-level-properties text:list-level-position-and-space-mode="label-alignment">
          <style:list-level-label-alignment text:label-followed-by="listtab" fo:text-indent="0.4in"/>
        </style:list-level-properties>
      </text:outline-level-style>
      <text:outline-level-style text:level="4" text:style-name="Numbering_20_Symbols" loext:num-list-format="%1%.%2%.%3%.%4%." style:num-suffix="." style:num-format="a" text:display-levels="4">
        <style:list-level-properties text:list-level-position-and-space-mode="label-alignment">
          <style:list-level-label-alignment text:label-followed-by="listtab" fo:text-indent="0.6in"/>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8T11:43:40.651937672</meta:creation-date>
    <dc:date>2024-08-30T14:27:28.178331290</dc:date>
    <meta:editing-duration>PT1H31M53S</meta:editing-duration>
    <meta:editing-cycles>30</meta:editing-cycles>
    <meta:generator>LibreOffice/7.3.7.2$Linux_X86_64 LibreOffice_project/30$Build-2</meta:generator>
    <meta:document-statistic meta:table-count="0" meta:image-count="0" meta:object-count="0" meta:page-count="6" meta:paragraph-count="100" meta:word-count="1988" meta:character-count="11628" meta:non-whitespace-character-count="9707"/>
  </office:meta>
</office:document-meta>
</file>